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349F77383B7243FA8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7717in" draw:z-index="0"><draw:image xlink:href="Pictures/100002010000035C00000349F77383B7243FA88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0" meta:word-count="0" meta:character-count="0" meta:non-whitespace-character-count="0"/>
  </office:meta>
</office:document-meta>
</file>